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8.328cm" svg:height="3.783cm" svg:x="2.778cm" svg:y="5.826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2.778cm" svg:y1="6.341cm" svg:x2="11.106cm" svg:y2="6.341cm">
              <text:p/>
            </draw:line>
            <draw:line draw:style-name="gr2" draw:text-style-name="P3" draw:layer="layout" svg:x1="2.778cm" svg:y1="6.808cm" svg:x2="11.106cm" svg:y2="6.80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9T23:01:47.637235994</dc:date>
    <meta:editing-duration>PT16M8S</meta:editing-duration>
    <meta:editing-cycles>5</meta:editing-cycles>
    <meta:document-statistic meta:object-count="5"/>
  </office:meta>
</office:document-meta>
</file>